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528in"/>
    </style:style>
    <style:style style:name="co3" style:family="table-column">
      <style:table-column-properties fo:break-before="auto" style:column-width="1.7063in"/>
    </style:style>
    <style:style style:name="co4" style:family="table-column">
      <style:table-column-properties fo:break-before="auto" style:column-width="2.6457in"/>
    </style:style>
    <style:style style:name="co5" style:family="table-column">
      <style:table-column-properties fo:break-before="auto" style:column-width="0.7118in"/>
    </style:style>
    <style:style style:name="co6" style:family="table-column">
      <style:table-column-properties fo:break-before="auto" style:column-width="1.5091in"/>
    </style:style>
    <style:style style:name="co7" style:family="table-column">
      <style:table-column-properties fo:break-before="auto" style:column-width="17.06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wrap-option="wrap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8" table:default-cell-style-name="ce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Supplier and ref</text:p>
          </table:table-cell>
          <table:table-cell table:style-name="ce1"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1</text:p>
          </table:table-cell>
          <table:table-cell office:value-type="string">
            <text:p>Arduino_Nano</text:p>
          </table:table-cell>
          <table:table-cell office:value-type="float" office:value="1">
            <text:p>1</text:p>
          </table:table-cell>
          <table:table-cell office:value-type="string">
            <text:p>Arduino_Nano_v3.x</text:p>
          </table:table-cell>
          <table:table-cell office:value-type="string">
            <text:p>https://www.digikey.ca/en/products/detail/arduino/A000005/2638989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1, C2</text:p>
          </table:table-cell>
          <table:table-cell office:value-type="string">
            <text:p>C_2312</text:p>
          </table:table-cell>
          <table:table-cell office:value-type="float" office:value="2">
            <text:p>2</text:p>
          </table:table-cell>
          <table:table-cell office:value-type="string">
            <text:p>10uF_t</text:p>
          </table:table-cell>
          <table:table-cell office:value-type="string">
            <text:p>https://www.mouser.ca/ProductDetail/Kyocera-AVX/TAJC106K016PNJ?qs=ZjRtS80k2UMUMDO3iOPrkg%3D%3D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J1</text:p>
          </table:table-cell>
          <table:table-cell office:value-type="string">
            <text:p>PinSocket_1x10_P2.54mm_Horizontal</text:p>
          </table:table-cell>
          <table:table-cell office:value-type="float" office:value="1">
            <text:p>1</text:p>
          </table:table-cell>
          <table:table-cell office:value-type="string">
            <text:p>Conn_01x10_Female</text:p>
          </table:table-cell>
          <table:table-cell office:value-type="string">
            <text:p>https://www.digikey.ca/en/products/detail/sullins-connector-solutions/PPPC101LGBN-RC/775943?s=N4IgTCBcDaIMoFYAsAOBBaAcgERAXQF8g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J2, J3, J4, J5, J6, J7, J8, J9</text:p>
          </table:table-cell>
          <table:table-cell office:value-type="string">
            <text:p>Blade_Connector</text:p>
          </table:table-cell>
          <table:table-cell office:value-type="float" office:value="8">
            <text:p>8</text:p>
          </table:table-cell>
          <table:table-cell office:value-type="string">
            <text:p>Conn_01x01_Male</text:p>
          </table:table-cell>
          <table:table-cell office:value-type="string">
            <text:p>https://www.digikey.ca/en/products/detail/keystone-electronics/4966/303924</text:p>
          </table:table-cell>
          <table:table-cell table:number-columns-repeated="1018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U1, U2, U3, U4</text:p>
          </table:table-cell>
          <table:table-cell office:value-type="string">
            <text:p>SOIC-16W_7.5x10.3mm_P1.27mm</text:p>
          </table:table-cell>
          <table:table-cell office:value-type="float" office:value="4">
            <text:p>4</text:p>
          </table:table-cell>
          <table:table-cell table:style-name="ce3" office:value-type="string">
            <text:p>ACS723KMATR-20AB-T </text:p>
          </table:table-cell>
          <table:table-cell office:value-type="string">
            <text:p>https://www.mouser.ca/ProductDetail/Allegro-MicroSystems/ACS723KMATR-20AB-T?qs=pUKx8fyJudAo01LNhRpkZA%3D%3D&amp;mgh=1&amp;gclid=CjwKCAjwve2TBhByEiwAaktM1JxjnWIBeofSNoA6fqP6SkUN1rmjyjxGcHz8cpeoyuzZUU44_YjxnBoCs5cQAvD_BwE</text:p>
          </table:table-cell>
          <table:table-cell table:number-columns-repeated="101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/>
      <style:text-properties fo:color="#000000" style:font-name="Calibri" fo:font-size="11pt" fo:language="zxx" fo:country="none" style:font-size-asian="11pt" style:language-asian="zxx" style:country-asian="none" style:font-name-complex="Calibri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2">05/12/2022</text:date>, <text:time>13:0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READ_5f_Slice" style:display-name="PageStyle_BREAD_Sl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1" style:display-name="PageStyle_BREAD_Slic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2" style:display-name="PageStyle_BREAD_Slic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3" style:display-name="PageStyle_BREAD_Slic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4" style:display-name="PageStyle_BREAD_Slice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41S</meta:editing-duration>
    <meta:editing-cycles>6</meta:editing-cycles>
    <meta:generator>OpenOffice/4.1.11$Win32 OpenOffice.org_project/4111m1$Build-9808</meta:generator>
    <dc:date>2022-05-12T13:09:59.06</dc:date>
    <dc:creator>Finn Haftign</dc:creator>
    <meta:document-statistic meta:table-count="3" meta:cell-count="36" meta:object-count="0"/>
    <meta:user-defined meta:name="Info 1"/>
    <meta:user-defined meta:name="Info 2"/>
    <meta:user-defined meta:name="Info 3"/>
    <meta:user-defined meta:name="Info 4"/>
  </office:meta>
</office:document-meta>
</file>